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officeooo:rsid="001a847e" officeooo:paragraph-rsid="001a847e" style:font-size-asian="14pt" style:font-size-complex="14pt"/>
    </style:style>
    <style:style style:name="T1" style:family="text">
      <style:text-properties officeooo:rsid="001a847e"/>
    </style:style>
    <style:style style:name="T2" style:family="text">
      <style:text-properties officeooo:rsid="001aba60"/>
    </style:style>
    <style:style style:name="T3" style:family="text">
      <style:text-properties officeooo:rsid="00240829"/>
    </style:style>
    <style:style style:name="T4" style:family="text">
      <style:text-properties officeooo:rsid="002bd9d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ll <text:span text:style-name="T1">of lading: Nghĩa là vận đơn, đơn vận chuyển. Đây là giấy tờ được cấp bởi bên vận tải. Vận đơn là bằng chứng cho hợp đồng chuyên chở giữa bên gửi hàng(shipper) và bên vận chuyển. Thêm vào đó, vận đơn cũng đóng vai trò như là biên lai nhận hàng hóa. Bill of lading là giấy tờ làm việc giữa người gửi và bên vận tải chứ không được viết dưới sự quản lý của hải quan. </text:span></text:p>
      <text:p text:style-name="P1"/>
      <text:p text:style-name="P2">Manifest Customs: Là thông tin mà bên vận chuyển thông báo với hải quan hàng hóa họ vận chuyển. <text:span text:style-name="T2">Tờ khai này sẽ được hoàn tất bởi hãng vận chuyển, hãng tàu. Việc khai báo manifest thường được hoàn tất một đến hai ngày trước khi tàu về đến cảng biển. Người nhận hàng (Consignee) khi đến hải quan sẽ mang theo Lệnh Giao Hàng(Delivery Order), Hải quan sẽ đối chiếu với manifest đã khai rồi cho lấy hàng. </text:span></text:p>
      <text:p text:style-name="P2"/>
      <text:p text:style-name="P2">Decla<text:span text:style-name="T3">ration: Khai báo hàng hóa, Trong một khai báo có nhiều item đi cùng. </text:span></text:p>
      <text:p text:style-name="P2"/>
      <text:p text:style-name="P2">Một Manif<text:span text:style-name="T4">est sẽ ứng với một chuyến tàu, một manifest sẽ có nhiều vận đơn (Bill of lad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7T10:25:42.858492071</meta:creation-date>
    <dc:date>2018-07-16T15:49:03.319886001</dc:date>
    <meta:editing-duration>PT42M</meta:editing-duration>
    <meta:editing-cycles>9</meta:editing-cycles>
    <meta:generator>LibreOffice/6.0.5.2$Linux_X86_64 LibreOffice_project/00$Build-2</meta:generator>
    <meta:document-statistic meta:table-count="0" meta:image-count="0" meta:object-count="0" meta:page-count="1" meta:paragraph-count="4" meta:word-count="191" meta:character-count="933" meta:non-whitespace-character-count="742"/>
  </office:meta>
</office:document-meta>
</file>